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028000000288D83D128.t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document with an embedded TIFF, created in Open Office.</text:p>
      <text:p text:style-name="Standard"/>
      <text:p text:style-name="Standard"><draw:frame draw:style-name="fr1" draw:name="graphics1" text:anchor-type="paragraph" svg:width="0.4165in" svg:height="0.4165in" draw:z-index="0"><draw:image xlink:href="Pictures/1000000000000028000000288D83D128.t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Jackson</meta:initial-creator>
    <meta:creation-date>2010-03-10T15:04:24.08</meta:creation-date>
    <dc:date>2010-03-10T16:55:27.39</dc:date>
    <dc:creator>Andrew Jackson</dc:creator>
    <meta:editing-duration>PT00H05M20S</meta:editing-duration>
    <meta:editing-cycles>2</meta:editing-cycles>
    <meta:generator>OpenOffice.org/3.2$Win32 OpenOffice.org_project/320m12$Build-9483</meta:generator>
    <meta:document-statistic meta:table-count="0" meta:image-count="1" meta:object-count="0" meta:page-count="1" meta:paragraph-count="1" meta:word-count="12" meta:character-count="65"/>
  </office:meta>
</office:document-meta>
</file>